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Yuzhny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uzhny_Island-1</text:p>
          </table:table-cell>
          <table:table-cell table:style-name="ACE-0" office:value-type="float" office:value="71.629999999999995">
            <text:p>71.63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10550">
            <text:p>10550</text:p>
          </table:table-cell>
          <table:table-cell table:style-name="ACE-0" office:value-type="float" office:value="212.27000000000001">
            <text:p>212.27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5.1009900999707893">
            <text:p>5.10099</text:p>
          </table:table-cell>
          <table:table-cell table:style-name="ACE-0" office:value-type="float" office:value="5.1009900999707893">
            <text:p>5.1009901</text:p>
          </table:table-cell>
          <table:table-cell table:style-name="ACE-0" office:value-type="string">
            <text:p>ZhuravlevEtal2013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Yuzhny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uzhny_Island-2</text:p>
          </table:table-cell>
          <table:table-cell table:style-name="ACE-0" office:value-type="float" office:value="71.629999999999995">
            <text:p>71.63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15120">
            <text:p>15120</text:p>
          </table:table-cell>
          <table:table-cell table:style-name="ACE-0" office:value-type="float" office:value="184.00999999999999">
            <text:p>184.0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5.1009900999707893">
            <text:p>5.10099</text:p>
          </table:table-cell>
          <table:table-cell table:style-name="ACE-0" office:value-type="float" office:value="5.1009900999707893">
            <text:p>5.1009901</text:p>
          </table:table-cell>
          <table:table-cell table:style-name="ACE-0" office:value-type="string">
            <text:p>ZhuravlevEtal2013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Yuzhny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Ua-4975</text:p>
          </table:table-cell>
          <table:table-cell table:style-name="ACE-0" office:value-type="float" office:value="72.090000000000003">
            <text:p>72.09</text:p>
          </table:table-cell>
          <table:table-cell table:style-name="ACE-0" office:value-type="float" office:value="52.039999999999999">
            <text:p>52.04</text:p>
          </table:table-cell>
          <table:table-cell table:style-name="ACE-0" office:value-type="float" office:value="550">
            <text:p>550</text:p>
          </table:table-cell>
          <table:table-cell table:style-name="ACE-0" office:value-type="float" office:value="472.72000000000003">
            <text:p>472.7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24">
            <text:p>−124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2.6804850307360417">
            <text:p>2.68049</text:p>
          </table:table-cell>
          <table:table-cell table:style-name="ACE-0" office:value-type="float" office:value="2.6804850307360417">
            <text:p>2.680485</text:p>
          </table:table-cell>
          <table:table-cell table:style-name="ACE-0" office:value-type="string">
            <text:p>MangerudEtal2008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Yuzhny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5387</text:p>
          </table:table-cell>
          <table:table-cell table:style-name="ACE-0" office:value-type="float" office:value="70.519999999999996">
            <text:p>70.52</text:p>
          </table:table-cell>
          <table:table-cell table:style-name="ACE-0" office:value-type="float" office:value="56.649999999999999">
            <text:p>56.65</text:p>
          </table:table-cell>
          <table:table-cell table:style-name="ACE-0" office:value-type="float" office:value="2952.9899999999998">
            <text:p>2952.99</text:p>
          </table:table-cell>
          <table:table-cell table:style-name="ACE-0" office:value-type="float" office:value="143.28">
            <text:p>143.2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BolshiyanovEtal2006,BaranskayaEtal2018</text:p>
          </table:table-cell>
          <table:table-cell table:number-columns-repeated="240" table:style-name="ACE-0"/>
        </table:table-row>
        <table:table-row table:style-name="AROW-0" table:number-rows-repeated="34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6:00:4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